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ucida Sans Unicode" svg:font-family="'Lucida Sans Unicode'" style:font-pitch="variable"/>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fo:language="cs" fo:country="CZ"/>
    </style:style>
    <style:style style:name="P3" style:family="paragraph" style:parent-style-name="Text_20_body">
      <style:text-properties officeooo:rsid="0020303a" officeooo:paragraph-rsid="0020303a"/>
    </style:style>
    <style:style style:name="P4" style:family="paragraph" style:parent-style-name="Text_20_body">
      <style:text-properties officeooo:rsid="0020303a" officeooo:paragraph-rsid="0041f544"/>
    </style:style>
    <style:style style:name="P5" style:family="paragraph" style:parent-style-name="Text_20_body">
      <style:text-properties officeooo:paragraph-rsid="0020303a"/>
    </style:style>
    <style:style style:name="P6" style:family="paragraph" style:parent-style-name="Text_20_body">
      <style:text-properties officeooo:rsid="002a6be9" officeooo:paragraph-rsid="002a6be9"/>
    </style:style>
    <style:style style:name="P7" style:family="paragraph" style:parent-style-name="Text_20_body">
      <style:text-properties officeooo:rsid="002b1826" officeooo:paragraph-rsid="002b1826"/>
    </style:style>
    <style:style style:name="P8" style:family="paragraph" style:parent-style-name="Text_20_body">
      <style:text-properties officeooo:rsid="002d035c" officeooo:paragraph-rsid="002d035c"/>
    </style:style>
    <style:style style:name="P9" style:family="paragraph" style:parent-style-name="Text_20_body">
      <style:text-properties officeooo:rsid="002edda9" officeooo:paragraph-rsid="002edda9"/>
    </style:style>
    <style:style style:name="P10" style:family="paragraph" style:parent-style-name="Text_20_body">
      <style:text-properties officeooo:rsid="00308cd6" officeooo:paragraph-rsid="00308cd6"/>
    </style:style>
    <style:style style:name="P11" style:family="paragraph" style:parent-style-name="Text_20_body">
      <style:text-properties officeooo:rsid="00335642" officeooo:paragraph-rsid="00335642"/>
    </style:style>
    <style:style style:name="P12" style:family="paragraph" style:parent-style-name="Text_20_body">
      <style:text-properties officeooo:rsid="0036898f"/>
    </style:style>
    <style:style style:name="P13" style:family="paragraph" style:parent-style-name="Text_20_body">
      <style:text-properties officeooo:rsid="00383c97" officeooo:paragraph-rsid="00383c97"/>
    </style:style>
    <style:style style:name="P14" style:family="paragraph" style:parent-style-name="Text_20_body">
      <style:text-properties officeooo:rsid="00397447" officeooo:paragraph-rsid="00397447"/>
    </style:style>
    <style:style style:name="P15" style:family="paragraph" style:parent-style-name="Text_20_body">
      <style:text-properties officeooo:rsid="003e0354" officeooo:paragraph-rsid="003e0354"/>
    </style:style>
    <style:style style:name="P16" style:family="paragraph" style:parent-style-name="Text_20_body">
      <style:text-properties officeooo:rsid="004283d3" officeooo:paragraph-rsid="004283d3"/>
    </style:style>
    <style:style style:name="P17" style:family="paragraph" style:parent-style-name="Text_20_body">
      <style:text-properties officeooo:rsid="00459db8" officeooo:paragraph-rsid="00459db8"/>
    </style:style>
    <style:style style:name="P18" style:family="paragraph" style:parent-style-name="Text_20_body">
      <style:text-properties officeooo:rsid="004907bf" officeooo:paragraph-rsid="004907bf"/>
    </style:style>
    <style:style style:name="P19" style:family="paragraph" style:parent-style-name="Text_20_body">
      <style:text-properties officeooo:rsid="004afcaf" officeooo:paragraph-rsid="004afcaf"/>
    </style:style>
    <style:style style:name="P20" style:family="paragraph" style:parent-style-name="Text_20_body">
      <style:text-properties officeooo:rsid="004cc06e" officeooo:paragraph-rsid="004cc06e"/>
    </style:style>
    <style:style style:name="P21" style:family="paragraph" style:parent-style-name="Text_20_body">
      <style:text-properties officeooo:rsid="004d114c" officeooo:paragraph-rsid="004d114c"/>
    </style:style>
    <style:style style:name="P22" style:family="paragraph" style:parent-style-name="Text_20_body">
      <style:text-properties officeooo:rsid="00517e00" officeooo:paragraph-rsid="00517e00"/>
    </style:style>
    <style:style style:name="P23" style:family="paragraph" style:parent-style-name="Text_20_body">
      <style:text-properties officeooo:rsid="0054200d" officeooo:paragraph-rsid="0054200d"/>
    </style:style>
    <style:style style:name="P24" style:family="paragraph" style:parent-style-name="Text_20_body">
      <style:text-properties officeooo:rsid="00556d84" officeooo:paragraph-rsid="00556d84"/>
    </style:style>
    <style:style style:name="P25" style:family="paragraph" style:parent-style-name="Text_20_body">
      <style:text-properties officeooo:paragraph-rsid="005ae36e"/>
    </style:style>
    <style:style style:name="P26" style:family="paragraph" style:parent-style-name="Text_20_body">
      <style:text-properties officeooo:paragraph-rsid="005fe0e4"/>
    </style:style>
    <style:style style:name="P27" style:family="paragraph" style:parent-style-name="Text_20_body">
      <style:text-properties officeooo:paragraph-rsid="0060a8fc"/>
    </style:style>
    <style:style style:name="P28" style:family="paragraph" style:parent-style-name="Heading_20_1" style:master-page-name="Standard">
      <style:paragraph-properties fo:text-align="center" style:justify-single-word="false" style:page-number="auto"/>
    </style:style>
    <style:style style:name="P29" style:family="paragraph" style:parent-style-name="Heading_20_3">
      <style:text-properties officeooo:paragraph-rsid="005ae36e"/>
    </style:style>
    <style:style style:name="P30" style:family="paragraph" style:parent-style-name="Text_20_body">
      <style:text-properties officeooo:rsid="005fe0e4" officeooo:paragraph-rsid="0060a8fc"/>
    </style:style>
    <style:style style:name="P31" style:family="paragraph" style:parent-style-name="Text_20_body" style:list-style-name="L1">
      <style:text-properties officeooo:rsid="0023aa47" officeooo:paragraph-rsid="0023aa47"/>
    </style:style>
    <style:style style:name="P32" style:family="paragraph" style:parent-style-name="Text_20_body" style:list-style-name="L1">
      <style:text-properties officeooo:rsid="00240f85" officeooo:paragraph-rsid="00240f85"/>
    </style:style>
    <style:style style:name="P33" style:family="paragraph" style:parent-style-name="Text_20_body" style:list-style-name="L1">
      <style:text-properties officeooo:rsid="00289905" officeooo:paragraph-rsid="00289905"/>
    </style:style>
    <style:style style:name="P34" style:family="paragraph" style:parent-style-name="Text_20_body" style:list-style-name="L1">
      <style:text-properties officeooo:rsid="00250df5" officeooo:paragraph-rsid="00250df5"/>
    </style:style>
    <style:style style:name="P35" style:family="paragraph" style:parent-style-name="Text_20_body" style:list-style-name="L1">
      <style:text-properties officeooo:rsid="00268181" officeooo:paragraph-rsid="00268181"/>
    </style:style>
    <style:style style:name="P36" style:family="paragraph" style:parent-style-name="Text_20_body" style:list-style-name="L1">
      <style:text-properties officeooo:rsid="0025e5c3" officeooo:paragraph-rsid="0025e5c3"/>
    </style:style>
    <style:style style:name="P37" style:family="paragraph" style:parent-style-name="Text_20_body" style:list-style-name="L1">
      <style:text-properties officeooo:rsid="0027f4ec" officeooo:paragraph-rsid="0027f4ec"/>
    </style:style>
    <style:style style:name="P38" style:family="paragraph" style:parent-style-name="Text_20_body" style:list-style-name="L2">
      <style:text-properties officeooo:rsid="00459db8" officeooo:paragraph-rsid="00459db8"/>
    </style:style>
    <style:style style:name="P39" style:family="paragraph" style:parent-style-name="Text_20_body" style:list-style-name="L3">
      <style:text-properties officeooo:rsid="004ad32a" officeooo:paragraph-rsid="004afcaf"/>
    </style:style>
    <style:style style:name="P40" style:family="paragraph" style:parent-style-name="Text_20_body" style:list-style-name="L3">
      <style:text-properties officeooo:rsid="004afcaf" officeooo:paragraph-rsid="004afcaf"/>
    </style:style>
    <style:style style:name="P41" style:family="paragraph" style:parent-style-name="Text_20_body" style:list-style-name="L4">
      <style:text-properties officeooo:rsid="00308cd6" officeooo:paragraph-rsid="00308cd6"/>
    </style:style>
    <style:style style:name="P42" style:family="paragraph" style:parent-style-name="Text_20_body">
      <style:text-properties officeooo:rsid="0066cc96" officeooo:paragraph-rsid="0066cc96"/>
    </style:style>
    <style:style style:name="P43" style:family="paragraph" style:parent-style-name="Text_20_body">
      <style:text-properties officeooo:rsid="00675d4c" officeooo:paragraph-rsid="00675d4c"/>
    </style:style>
    <style:style style:name="P44" style:family="paragraph" style:parent-style-name="Text_20_body">
      <style:text-properties officeooo:paragraph-rsid="00687927"/>
    </style:style>
    <style:style style:name="P45" style:family="paragraph" style:parent-style-name="Text_20_body">
      <style:text-properties officeooo:rsid="006a76e1" officeooo:paragraph-rsid="006c4446"/>
    </style:style>
    <style:style style:name="T1" style:family="text">
      <style:text-properties fo:language="cs" fo:country="CZ"/>
    </style:style>
    <style:style style:name="T2" style:family="text">
      <style:text-properties fo:language="cs" fo:country="CZ" officeooo:rsid="0054ecf7"/>
    </style:style>
    <style:style style:name="T3" style:family="text">
      <style:text-properties fo:language="cs" fo:country="CZ" officeooo:rsid="005624a8"/>
    </style:style>
    <style:style style:name="T4" style:family="text">
      <style:text-properties fo:language="cs" fo:country="CZ" officeooo:rsid="00563224"/>
    </style:style>
    <style:style style:name="T5" style:family="text">
      <style:text-properties fo:language="cs" fo:country="CZ" officeooo:rsid="005738e4"/>
    </style:style>
    <style:style style:name="T6" style:family="text">
      <style:text-properties fo:language="cs" fo:country="CZ" officeooo:rsid="0058fc84"/>
    </style:style>
    <style:style style:name="T7" style:family="text">
      <style:text-properties fo:language="en" fo:country="US"/>
    </style:style>
    <style:style style:name="T8" style:family="text">
      <style:text-properties officeooo:rsid="001f7a82"/>
    </style:style>
    <style:style style:name="T9" style:family="text">
      <style:text-properties officeooo:rsid="0021f789"/>
    </style:style>
    <style:style style:name="T10" style:family="text">
      <style:text-properties officeooo:rsid="002b40af"/>
    </style:style>
    <style:style style:name="T11" style:family="text">
      <style:text-properties officeooo:rsid="00326686"/>
    </style:style>
    <style:style style:name="T12" style:family="text">
      <style:text-properties officeooo:rsid="0032877e"/>
    </style:style>
    <style:style style:name="T13" style:family="text">
      <style:text-properties officeooo:rsid="00335642"/>
    </style:style>
    <style:style style:name="T14" style:family="text">
      <style:text-properties officeooo:rsid="0033e31d"/>
    </style:style>
    <style:style style:name="T15" style:family="text">
      <style:text-properties officeooo:rsid="003733eb"/>
    </style:style>
    <style:style style:name="T16" style:family="text">
      <style:text-properties officeooo:rsid="00390235"/>
    </style:style>
    <style:style style:name="T17" style:family="text">
      <style:text-properties officeooo:rsid="0039673d"/>
    </style:style>
    <style:style style:name="T18" style:family="text">
      <style:text-properties officeooo:rsid="003b714b"/>
    </style:style>
    <style:style style:name="T19" style:family="text">
      <style:text-properties officeooo:rsid="003d4376"/>
    </style:style>
    <style:style style:name="T20" style:family="text">
      <style:text-properties officeooo:rsid="003f0b69"/>
    </style:style>
    <style:style style:name="T21" style:family="text">
      <style:text-properties officeooo:rsid="00400cf7"/>
    </style:style>
    <style:style style:name="T22" style:family="text">
      <style:text-properties officeooo:rsid="004143ef"/>
    </style:style>
    <style:style style:name="T23" style:family="text">
      <style:text-properties officeooo:rsid="004283d3"/>
    </style:style>
    <style:style style:name="T24" style:family="text">
      <style:text-properties officeooo:rsid="0043be1a"/>
    </style:style>
    <style:style style:name="T25" style:family="text">
      <style:text-properties officeooo:rsid="0046e4f7"/>
    </style:style>
    <style:style style:name="T26" style:family="text">
      <style:text-properties officeooo:rsid="004a1310"/>
    </style:style>
    <style:style style:name="T27" style:family="text">
      <style:text-properties officeooo:rsid="004c72fd"/>
    </style:style>
    <style:style style:name="T28" style:family="text">
      <style:text-properties officeooo:rsid="004f0dd9"/>
    </style:style>
    <style:style style:name="T29" style:family="text">
      <style:text-properties officeooo:rsid="00511cb3"/>
    </style:style>
    <style:style style:name="T30" style:family="text">
      <style:text-properties officeooo:rsid="005200a9"/>
    </style:style>
    <style:style style:name="T31" style:family="text">
      <style:text-properties officeooo:rsid="0052e7e1"/>
    </style:style>
    <style:style style:name="T32" style:family="text">
      <style:text-properties officeooo:rsid="0059f61c"/>
    </style:style>
    <style:style style:name="T33" style:family="text">
      <style:text-properties officeooo:rsid="005ae36e"/>
    </style:style>
    <style:style style:name="T34" style:family="text">
      <style:text-properties officeooo:rsid="005b9e21"/>
    </style:style>
    <style:style style:name="T35" style:family="text">
      <style:text-properties officeooo:rsid="005c58d6"/>
    </style:style>
    <style:style style:name="T36" style:family="text">
      <style:text-properties officeooo:rsid="005df021"/>
    </style:style>
    <style:style style:name="T37" style:family="text">
      <style:text-properties officeooo:rsid="005fe0e4"/>
    </style:style>
    <style:style style:name="T38" style:family="text">
      <style:text-properties officeooo:rsid="0060a8fc"/>
    </style:style>
    <style:style style:name="T39" style:family="text">
      <style:text-properties officeooo:rsid="00630f76"/>
    </style:style>
    <style:style style:name="T40" style:family="text">
      <style:text-properties officeooo:rsid="0064e7a0"/>
    </style:style>
    <style:style style:name="T41" style:family="text">
      <style:text-properties officeooo:rsid="00687927"/>
    </style:style>
    <style:style style:name="T42" style:family="text">
      <style:text-properties officeooo:rsid="006c6d5b"/>
    </style:style>
    <style:style style:name="T43" style:family="text">
      <style:text-properties officeooo:rsid="007032c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Alternative MUD project – Gameplay Progression</text:h>
      <text:p text:style-name="P1"/>
      <text:p text:style-name="P1">Verze: 0.0</text:p>
      <text:p text:style-name="P1"/>
      <text:p text:style-name="P1">Tenhle canc s Brutusem souvisí jen velmi volně. Primárně je psaný jako část designu nové hry. Využití ve stávající hře to sice nejspíš nebrání, ale čtěte to primárně s tím, že to žádnou vazbu na stávající herní principy nemá.</text:p>
      <text:p text:style-name="P1"/>
      <text:h text:style-name="Heading_20_1" text:outline-level="1">Variabilita gameplaye</text:h>
      <text:p text:style-name="Text_20_body">Variabilita je naprosto klíčový pojem. Jakákoliv aktivita se v online hře dříve nebo později přejí, pokud se hráč nevěnuje ničemu jinému. Jakmile se hra smrskne jen na raidy, jen na pvp, <text:span text:style-name="T39">nebo třeba</text:span> jen na campování bossů a čekání na rare drop, obvykle to hráče velice rychle přestane bavit. Prakticky každé MMO za posledních 10+ let začíná questovacím maratónem. Hráče to baví pár dní (a některé ani to ne), když vidí rychlý růst síly charu, pak už to ale začnou dělat z donucení a po pár týdnech se jim chce z neustálého questování zvracet.<text:line-break/><text:tab/>Resumé: Nedělat čistě raidovací hru. Nedělat čistě pvp hru. Ale nedělat ani hru, kde by jeden druh zábavy byl nejvýhodnější (ty ostatní tam pak sice jsou, ale úplně zbytečně). Bacha na motivace – různé druhy činností by měly mít na sobě nezávislou motivaci. Proto například není dobré za všechno dávat expy, protože to je stejný druh motivace. I s tím se ale dá trochu pracovat, viz dále.</text:p>
      <text:p text:style-name="Text_20_body"/>
      <text:h text:style-name="Heading_20_2" text:outline-level="2">Jak variability dosáhnout</text:h>
      <text:p text:style-name="Text_20_body">Za prvé ten content musí ve hře být (sólo, group, pvp, ideálně od všeho různé druhy). A za druhé tam musí být mechanismus, který bude motivovat k jeho střídání (ideálně tak, aby hráč stále měl nějakou volnost).</text:p>
      <text:p text:style-name="Text_20_body"/>
      <text:p text:style-name="Text_20_body">Typický příklad využití expů: Na grindu nastavím nějaký exprate (za jednotku času) a přidám daily pvp quest, který bude průměrně mít dvojnásobný exprate.<text:line-break/><text:tab/>Kdyby to nebyl daily quest (to je samo o sobě blbej nápad, ale o tom kdyžtak později), tak by se kvůli vyššímu expratu nevyplatilo dělat nic jiného.</text:p>
      <text:p text:style-name="Text_20_body"/>
      <text:p text:style-name="Text_20_body">Proč tomu prostě nedat stejný exprate a nechat na hráčích, ať si vyberou?<text:line-break/>-- Protože si pak vyberou jen jedno z toho. A i když ne, tak nebudou mít pocit, že je to střídání přínosné.</text:p>
      <text:p text:style-name="Text_20_body"/>
      <text:p text:style-name="Text_20_body"/>
      <text:h text:style-name="Heading_20_2" text:outline-level="2">Daily (weekly, atp.) questy</text:h>
      <text:p text:style-name="Text_20_body">Ač to zní jako dobrý nástroj pro uvádění variability do hry, až tak dobrý není, protože má nepříjemnou vlastnost nutit do hry. Když jsem totiž v progresu omezen daily questy (nebo mi zrychlují exprate), tak neudělat daný den svoji sadu daily ve mně vzbudí pocit ztráty. Jinými slovy budu se nutit do toho, abych ty dailiny daný den udělal, a to je špatně.<text:line-break/><text:tab/>Druhá věc je, že daily questů může být jen omezené (rozumě malé) množství najednou. Když jich bude hodně, tak pak kromě víkendů nebudu dělat nic jiného než daily questy a přínos se dost ztrácí (variabilitu to ale zajišťuje obvykle i tak, protože dailyny jsou různých druhů).</text:p>
      <text:p text:style-name="Text_20_body"/>
      <text:h text:style-name="Heading_20_3" text:outline-level="3"><text:soft-page-break/>Daily questy s bufferem</text:h>
      <text:p text:style-name="Text_20_body">Idea je taková, že když v daný den daily quest neudělám, tak další den budu moc udělat dva. Tím padá problém pocitu nucení do hry, současně ale roste problém s tím, že pak budu dělat jen daily questy na na cokoliv jiného nebudu mít čas (dělat dailiny je výhodnější, remember?).</text:p>
      <text:p text:style-name="Text_20_body"/>
      <text:h text:style-name="Heading_20_3" text:outline-level="3">Žebříček „obtížnosti“ aktivit (sólo, group, raid)</text:h>
      <text:p text:style-name="Text_20_body">Myšlenka je: Když mám možnost něco sehnat na sólo a v grupě, seženu si to na sólo. Když mám možnost sehnat si to v malé grupě nebo v raidu, seženu si to v malé grupě.</text:p>
      <text:p text:style-name="Text_20_body">-- tohle je celkem zjevné, připomínám to jen proto, že je dobré na to myslet. Pozor taky na to, že když nejlepší věci budou padat z raidů, tak se v určitý moment dostanu do stavu, kdy na sólo a v malé grupě už nebudu mít co shánět a hra se mi smrskne na raidy. To je špatně, v tuhle chvíli hráči přestávají hrát.</text:p>
      <text:p text:style-name="Text_20_body">-- plyne z toho: Musí existovat sloty (například equipu), kde nejsilnější varianta není z raidu (ale třeba za spoustu sólo grindu).</text:p>
      <text:p text:style-name="Text_20_body">A navíc věci z raidu může v principu jít sehnat i jinak (a asi by to jít i mělo, ne každého raidy baví), jen to musí vyžadovat výrazně víc času a úsilí.</text:p>
      <text:p text:style-name="Text_20_body"/>
      <text:h text:style-name="Heading_20_1" text:outline-level="1">Asi nejlepší řešení: Postupné otevírání contentu</text:h>
      <text:p text:style-name="Text_20_body">Co to znamená?</text:p>
      <text:p text:style-name="Text_20_body"/>
      <text:p text:style-name="Text_20_body">Příkladem jsou celé Shadowlands v Anarchy online. Na přístup do každé další zóny bylo potřeba něco splnit. Bariérou může být i (iluzorní, <text:span text:style-name="T40">tedy daná jen tím, že nemám odpovídající equip</text:span>) obtížnost contentu. Tzn. nemůžu jít do high level zóny, dokud nepolevlím.</text:p>
      <text:p text:style-name="Text_20_body"/>
      <text:p text:style-name="Text_20_body">Tohle se tudíž ve skutečnosti používá celkem běžně, ale málokdy u toho vývojáři myslí na to, aby tím současně generovali variabilitu ve hře. Jak na to?</text:p>
      <text:p text:style-name="Text_20_body">Grupovým contentem si otevřu sólo content. Sólo grindem se připravím na další grupový content. Další content otevřu pvpčkem (nebo pve contentem v pvp zóně), atd.</text:p>
      <text:p text:style-name="Text_20_body"/>
      <text:p text:style-name="Text_20_body">Dobýt pevnost v pvp a získat tím na několik dní přístup do speciální zóny, to je přesně ten příklad (těch několik dní je tam důležitých – bez toho bych musel dobývat neustále a zase by se to přejedlo. Ultimátně by to navíc mělo směřovat k otevření permanentního přístupu, aby to opět nesklouzlo k nutnosti každý týden bojovat o tu samou pevnost).</text:p>
      <text:p text:style-name="Text_20_body"/>
      <text:h text:style-name="Heading_20_2" text:outline-level="2">Otevírání získáním potřebného equipu</text:h>
      <text:p text:style-name="Text_20_body">-- Viz fire resist na Molten Core. Tam je ale háček v tom, že jakmile ho jednou posbírám, budu ho už mít na všechny boje s fire damagí (leda by bylo potřeba víc rezistu, ale příliš růst s čísly není dobrý nápad).</text:p>
      <text:p text:style-name="Text_20_body">Tierové zóny jsou lepší řešení, protože tier power se vztahuje vždycky na konkrétní content a navíc neovlivňuje věci okolo (zatímco fire rezistem totálně zcounteruju ohnivé mágy v pvp). Oddělení statů zamýšlených k otevírání contentu od statů pro běžnou hru (ať už pvp či pve) je hodně důležité.</text:p>
      <text:p text:style-name="Text_20_body"/>
      <text:p text:style-name="Text_20_body">Ve warhammeru to nebylo přes equip, ale přes wardy. A wardy měly stupně, nebyly nezávislé. Fungovalo to taky, ale stupňování je horší řešení, protože to pak pro nováčky znamená nutnost dohnat všechny <text:soft-page-break/>předchozí stupně. Zatímco když je na každou novou zónu (nebo skupinu zón) potřeba nový otevírací stat, tak nemít ty předchozí nevadí.</text:p>
      <text:p text:style-name="Text_20_body">-- Ve skutečnosti by asi měla většina času a hráčského úsilí padnout na otevírání společným progressem. Nováčci by měli potřebovat něco dodělat, aby náskok dohnali, ale nemělo by toho být tolik, jako když se progressovalo od začátku.</text:p>
      <text:p text:style-name="Text_20_body">Příkladem tohohle řešení je craftení tierového equipu. Získávání receptů, stavění craftovacích workshopů, atd. je společný progress. Nováčci pak mohou využít toho, co už bylo vybudováno, jen si oběhnou pár bossů na svůj rare materiál.</text:p>
      <text:p text:style-name="Text_20_body"/>
      <text:p text:style-name="Text_20_body">-- V jedné věci jsou ale wardy z Warhammeru lepší – nevyžadují následný mikromanagement. Ideální je asi nějaká kombinace. Nový tier by mohl například na charu otevřít nové sloty, kam se budou dávat enchantementy pro daný tier (tj to budou v podstatě wardy, jen se budou unlockovat vyrobením nějakého itemu).</text:p>
      <text:p text:style-name="Text_20_body"/>
      <text:p text:style-name="Text_20_body">Poznámka:</text:p>
      <text:h text:style-name="Heading_20_3" text:outline-level="3">Reusování contentu a power creep</text:h>
      <text:p text:style-name="Text_20_body">Reusování conentu je další důležitá věc, kterou na Brutusu moc neděláme. Problém je v tom, že v level 20 zóně toho pro r5 char už není moc zajímavého.</text:p>
      <text:p text:style-name="Text_20_body"/>
      <text:p text:style-name="Text_20_body">Tierové zóny tímhle neduhem ale netrpí. Char s kompletním tier powerem je sice v příslušné zóně mnohonásobně silnější než char s nulovým příslušným powerem, ale mimo tu zónu mezi nimi bude malý rozdíl.</text:p>
      <text:p text:style-name="Text_20_body">Don<text:span text:style-name="T7">'t </text:span><text:span text:style-name="T1">take me wrong – rozumný power creep je žádoucí. Hráč by no návratu do 10 let staré zóny měl mít pocit, že je tam králem. Ale ne nutně tak, že hodí jeden zóňák a pomře půlka zóny.</text:span></text:p>
      <text:p text:style-name="P2"/>
      <text:p text:style-name="P2">Pokud například udělám dungeon, kde bude trvat nějaký čas probít se skrz (třeba Gates of Creation), tak příkladem reusnutí contentu je, když na konec toho dungeonu přidám něco potřebného v nové zóně (novém questu, atd.). Když to bude v Shiru, tak se tam R5 char nezdrží víc než pár vteřin. GoC jsou pořád i pro většinu R5tek zábava na pár minut (až desítek minut) – tak by to mělo být.</text:p>
      <text:p text:style-name="Text_20_body"/>
      <text:p text:style-name="Text_20_body">Poznámka: Andyho řešení, že tier power pouze snižuje handicap (tzn nemít power stejný nebo vyšší jako mob znamená výrazné oslabení, mít ho vyšší neznamená posílení (nebo alespoň ne zásadní), je správné – právě proto, že zabraňuje power creepu. Při zdolávání contentu funguje jak má a po jeho zdolání jej netrevializuje – i potvory na začátku zóny pořád budou adekvátní výzvou.</text:p>
      <text:p text:style-name="Text_20_body"/>
      <text:h text:style-name="Heading_20_2" text:outline-level="2">Otevírání splněním access questu</text:h>
      <text:p text:style-name="Text_20_body">-- Nevýhoda: Desynchronizace mezi spoluhráči a z toho plynoucí nutnost dělat ten samý quest s nováčky znovu a znovu. To ve skutečnosti není úplně špatné (je to recyklace contentu a pohámat kámošům je fajn), ale nesmí se to přehnat. Když to budou dva velké questy za čtvrt roku, tak je to ještě ok. Když budu každý druhý den někomu pomáhat s questem, který jsem už dávno udělal, je to špatně).</text:p>
      <text:p text:style-name="Text_20_body">/*</text:p>
      <text:p text:style-name="P42">Možné řešní: Dlouhý quest chain, z nějž je většina sólovatelná, takže pomoc potřebuju jen na chvíli. Ideálně tu větev, kde je potřebná grupa, udělat nezávislou na té sólo části – díky tomu se nezaseknu v konkrétním kroku dokud nebude grupa, ale můžu tu grupovou část splnit kdykoliv v průběhu dělání sólo části.</text:p>
      <text:p text:style-name="Text_20_body">*/</text:p>
      <text:p text:style-name="Text_20_body"><text:soft-page-break/></text:p>
      <text:h text:style-name="Heading_20_2" text:outline-level="2">Otevírání společným progressem (třeba gildovně)</text:h>
      <text:p text:style-name="P43">O co jde? Přístup do nové zóny se otevírá questem, ale ten quest stačí udělat jednou a pak je to otevřené pro všechny (tj je to v podstatě jednorázový event). <text:span text:style-name="T41">Questu se ale účastní hromada hráčů a společným úsilím pracují na otevření.</text:span></text:p>
      <text:p text:style-name="P43"/>
      <text:p text:style-name="Text_20_body">-- jde to i celoserverově a mělo by to smysl třeba na Brutusu, kde je malá kooperující populace. Na větším serveru je lepší progressovat po menších celcích – generuje to soutěživost</text:p>
      <text:p text:style-name="Text_20_body"/>
      <text:p text:style-name="Text_20_body">-- tohle je výborná varianta. Není třeba s nováčky znovu procházet ty samé questy (ale jde to, pokud reward za jejich splnění bude příspěvek do gildovního progresu, bude pomoc nováčkovi motivující pro celou gildu).</text:p>
      <text:p text:style-name="Text_20_body"/>
      <text:p text:style-name="P44">-- <text:span text:style-name="T41">ideální je asi dělat to klanově, tj. přístup se otevře celému klanu.</text:span></text:p>
      <text:p text:style-name="Text_20_body"/>
      <text:p text:style-name="Text_20_body">IMPORTANT:</text:p>
      <text:h text:style-name="Heading_20_1" text:outline-level="1">Co bude hráče motivovat ke střídání a otevírání contentu?</text:h>
      <text:p text:style-name="Text_20_body">Zatím jsme moc neřešili, proč by to hráči vlastně měli dělat. Otevírání nového contentu sice je samo o sobě motivující, ale nedostatečně. Hlavní motivační faktor by měl být posouvat svůj char (zvyšováním statů, získáváním nových skillů, získáváním nebo vylepšování equipu, atd.).</text:p>
      <text:p text:style-name="Text_20_body"/>
      <text:p text:style-name="Text_20_body">Tierový equip na tohle sám o sobě nestačí, „protože proč shánět equip, který funguje jen někde“. Odpověď by měla být: Protože za to získám něco, co mi bude fungovat všude.</text:p>
      <text:p text:style-name="Text_20_body">/*</text:p>
      <text:p text:style-name="P45">Rozšiřující odpověď: Protože se všechny zvyšovatelné staty charu (tedy ty obecné, netierové) budou zvyšovat po krocích – v prvním tieru contentu bude nějaký asymptotický soft cap a prostě z toho tieru se nad něj dostat nepůjde. V dalším tieru contentu budou „nové expy“ (nemusí tu nutně být expy, může to být equip, zvyšování skillu sbíráním skill crystalů či cokoliv v tom smyslu) s novým capem.</text:p>
      <text:p text:style-name="P45">/* Víc o tom v popisu tierů. */</text:p>
      <text:p text:style-name="Text_20_body">*/</text:p>
      <text:h text:style-name="Heading_20_2" text:outline-level="2">Skilly</text:h>
      <text:p text:style-name="Text_20_body">-- ideální na to asi budou nové schopnosti, protože ty sice nemusí být nutně výrazně silnější (z hlediska damage/heal outputu charu), ale přidají nové možnosti, takže bude fakt dobrý důvod je chtít.</text:p>
      <text:p text:style-name="Text_20_body">Poznámka k Brutusu: Brutus je pěkný příklad toho, jak jsou skilly mocným motivačním faktorem a současně jak se jím dá ukázkově plýtvat. Možnost za tři měsíce repetitivního grindění expů prakticky kompletní lg skill tree (nebo aspoň to podstatné) nás připravila např.: O možnost posílat hráče do nových zón, kde by byly skilly odměnou za splnění zone questu, zabitím main bosse, nebo třeba získání fakce s místními NPCčky), o motivaci k sólovému hraní (třeba skrze to grindění fakce) a spoustu dalších možností. Stejně tak jsou skilly skvělou odměnou za pvp (tedy grindění nějakých pvp expů).</text:p>
      <text:p text:style-name="Text_20_body">Mít jedny expy na všechno fakt není dobrý nápad (vede to pak k tomu, že si hráči najdou nejefektivnější metodu jak je grindit a všechno ostatní, co ty expy dává, v podstatě ztrácí smysl).</text:p>
      <text:p text:style-name="Text_20_body"/>
      <text:h text:style-name="Heading_20_2" text:outline-level="2"><text:soft-page-break/>Equip</text:h>
      <text:p text:style-name="Text_20_body">Well, equip. Equip jsou v podstatě druhé expy (co se motivace týče).</text:p>
      <text:p text:style-name="Text_20_body">Equip může enablovat skilly (kouzlení ze staffky – ne nutně jako na Brutusu, může to být tak, že bez určité staffky v ruce se něco vůbec nedá seslat).</text:p>
      <text:p text:style-name="Text_20_body"/>
      <text:p text:style-name="Text_20_body">Problém je v tom, že je omezený počet slotů... (TODO: Rozpracovat – dělám to v kapitola Buffovací euqip, co s tím?).</text:p>
      <text:p text:style-name="Text_20_body"/>
      <text:h text:style-name="Heading_20_3" text:outline-level="3">Situační přehazování equipu</text:h>
      <text:p text:style-name="Text_20_body">Je to dobře nebo ne?</text:p>
      <text:p text:style-name="Text_20_body">V principu ano. „Rozšiřuje“ to počet slotů, tj. je pak větší motivace něco shánět.</text:p>
      <text:p text:style-name="Text_20_body">Problém je, že mikromanagement s prohazováním equipu je opruz. Equip sety to sice trochu řeší (obdobně na to existují addony ve wow, apod.), ale pořád je to opruz. Z toho plyne, že správné řešení je asi udělat to jinak.</text:p>
      <text:p text:style-name="Text_20_body">-- tierové <text:span text:style-name="T42">staty</text:span>, tím, že jsou savnuté přímo na charu, a že každá tierová zóna checkuje jiné, tohle asi řeší. Není nutný žádný mikromanagement, <text:span text:style-name="T42">tier power</text:span> do jiných zón nijak neovlivňuje zónu, ve které zrovna jsem – takže se to vlastně „přehazuje“ automaticky.</text:p>
      <text:p text:style-name="Text_20_body"/>
      <text:p text:style-name="P22">IMPORTANT:</text:p>
      <text:p text:style-name="P22">– situační přehazování equipu je špatně. V prvé řadě proto, že to je nezábavný mikromanagement. Kvalitní UI to může sice zmírnit (eqsety a tak), ale to nic nemění na tom, že to je v principu špatný koncept. Character progression by měla být permanentní – když něco získám, tak to můžu využívat. Princip, že když mám na sobě fire resist gear, tak současně nemám frost resist, sice zní herně zajímavě, ale v praxi nemá moc velký přínos.</text:p>
      <text:p text:style-name="P22">Takže jak na to?</text:p>
      <text:h text:style-name="Heading_20_3" text:outline-level="3">Everything can be equipped at once</text:h>
      <text:p text:style-name="P22">To je základní představa: Představte si, že je možné na sebe najednou navléct veškerý equip a jeho staty se počítají současně, vždycky nejvyšší hodnota od každého statu na každém slotu.</text:p>
      <text:p text:style-name="P22">To znamená, že když mám nasbíraný fire resist set a frost resist set, tak mám současně fire i frost resist. Ano, jde to proti stávajícímu konceptu, je to prostě nový koncept. Situačnost z něj ve skutečnosti nemizí, málokterý encounter totiž obsahuje damage do všech rezistů najednou – když jdu na moba s frost damagí a nemám frost rezist, tak mi může být jedno, že mám <text:span text:style-name="T31">na sobě</text:span> všechny ostatní, ty se v dané situaci neuplatní.</text:p>
      <text:p text:style-name="P22"/>
      <text:p text:style-name="P22">Rezistů může být hodně, teoreticky je možné průběžně přidávat další. Díky tomu bude spousta věcí ke shánění.</text:p>
      <text:p text:style-name="P22"/>
      <text:p text:style-name="P22">IDEA: <text:span text:style-name="T30">Díky tomu, že jsou rezisty permanentní vlastnost charu, by asi bylo rozumné, aby se nedaly nabouchnout jedním kusem equipu na max. Jsou dvě možnosti – buď budou na spoustě různých slotů, jako je to teď na Brutusu, pak silný kus equipu na jednom slotu neznamená automaticky capnutý celý rezist, nebo se musí zvyšovat postupně – tj. jeden kus equipu (nebo jiný zdroj boostu daného rezistu) s hodnotou 50 nedá 50 rezistu, ale zvýší rezist třeba o 1, až do maximální hodnoty 50.</text:span></text:p>
      <text:p text:style-name="P22">– <text:span text:style-name="T30">Proč to píšu? Protože rezisty, tier power a tak, nemusí nutně být jen z equipu. Může to třeba být z kouzel, enchantů, atd. Omezení, na jakou maximální hodnotu se může celkový rezist dostat aplikováním této jedné inkrementální hodnoty, tudíž může být docela užitečné – díky tomu se například nezvedne „maximum“ přidáním dalšího slotu equipu, pouze se usnadní jeho dosažení (což nevadí).</text:span></text:p>
      <text:p text:style-name="P22"><text:soft-page-break/></text:p>
      <text:p text:style-name="P22">IDEA: Armor se mechanicky chová stejně jako rezisty (tj. v řeči Bruta není žádné AC, jsou pouze fyzické rezisty). Důvod: Aby fyzická damage scalovala stejně jako magická.</text:p>
      <text:p text:style-name="P22"/>
      <text:p text:style-name="P23">Pozn.: Encounter specific mitigace určitých druhů damage (<text:span text:style-name="T1">např. chvilková</text:span> redukce frost damage o 50<text:span text:style-name="T7">% </text:span><text:span text:style-name="T1">na přežití velké rány) by neměly dávat rezisty (a následně se přepočítávat na vlastní mitigaci), ale přímo procentuelní redukci daného typu damage. </text:span><text:span text:style-name="T2">A to hlavně proto, že to je pak snáze (bez nutnosti přepočtu) představitelné jak pro playery, tak pro buildery.</text:span></text:p>
      <text:p text:style-name="P23"/>
      <text:p text:style-name="P24"><text:span text:style-name="T2">J</text:span><text:span text:style-name="T1">ak zajistit, aby se encounter-specific boosty nepřenášely jinam:</text:span></text:p>
      <text:p text:style-name="P24"><text:span text:style-name="T1">– jedna možnost (asi nejlepší</text:span><text:span text:style-name="T3">)</text:span><text:span text:style-name="T1"> je, udělat encounter jako samostatný tier. Boostovací item pak dá tier power proti tomuhle tieru, a tudíž nebude fungovat nikde jinde. Tohle by asi měl umět engine jako takový – </text:span><text:span text:style-name="T4">encounter id by se automaticky mělo umět chovat jako id tieru.</text:span></text:p>
      <text:p text:style-name="P24"><text:span text:style-name="T4">/* </text:span><text:span text:style-name="T5">Jak na to? Idčka se mohou skládat z více složek (třeba jen z pohledu builderů, i</text:span><text:span text:style-name="T6">n</text:span><text:span text:style-name="T5">terně se to klidně může skládat do jednoho intu), z nichž jedna může znamenat třeba to, co je to za typ statu (encounter tier stat, zone tier stat, atp., druhá pak idčko v rámci tohoto druhu).</text:span><text:span text:style-name="T4"> */</text:span></text:p>
      <text:p text:style-name="Text_20_body"/>
      <text:h text:style-name="Heading_20_3" text:outline-level="3">„Buffovací equip“</text:h>
      <text:p text:style-name="Text_20_body">Tohle bylo v AOčku. Spousta equipu se nesháněla na nošení, nasazovala se jen při nasazování jiného equipu (equip měl požadavky na konkrétní staty, které člověk musel mít v okamžiku nasazování. Každý item, který něco buffoval, pak byl velice cenný).</text:p>
      <text:p text:style-name="Text_20_body">-- Tohle je geniální mechanika, v podstatě nepřekonaná (a hlavně žádná jiná hra ji nevyužila). Má jediný problém – mikromanagement.</text:p>
      <text:p text:style-name="Text_20_body"/>
      <text:p text:style-name="Text_20_body">Co s tím?</text:p>
      <text:p text:style-name="Text_20_body">-- Určitě vzít si z toho tu hlavní myšlenku: Sbírám věci, které sice nutně nevyužiju hned, ale má smysl je mít, protože časem skoro určitě budu chtít nasadit něco, na co se mi ty bonusy budou hodit). Takže vlastně sbírám bonusy do skillů (nebo obecně do statů požadovaných při nasazování euqipu, sesílání kouzel, atd.) pro pozdější využití.</text:p>
      <text:p text:style-name="Text_20_body">-- asi by šlo ten stat prostě extraktnout, daný item tak rozbít a u charu pouze savnout, že má takový bonus do statu. Odpadlo by pak laborování s tím, v jakém pořadí buffovací itemy nasadit (což bylo stejně komplikované přes míru). Zůstala by motivace sbírat kde co.</text:p>
      <text:p text:style-name="Text_20_body">-- Tohle souvisí s tím, že statů bylo v AOčku asi 50 (weapon skilly, craft skilly, základní atributy, atd.). K tomu se přidalo asi 50 equipment slotů (při nasazování tedy šlo na 50 slotů obléknout itemy zvyšující požadované staty). Což je ohromný počet kombinací – 2500 možných buffovacích itemů a každý z nich může mít různou hodnotu buffovaného statu. Navíc k equipu na sebe tedy AOčko mělo obrovský pool možných užitečných dropů, které stálo za to farmit.</text:p>
      <text:p text:style-name="Text_20_body">Interface: Hra by měla rovnou přehledně ukazovat, o kolik je buff na sebraném (identifikovaném) itemu slabší nebo silnější než to, co mám savnuté.</text:p>
      <text:p text:style-name="Text_20_body">Buffované staty nemusí nutně sloužit jen k nasazování equipu. Mohou se přímo projevit při hře.</text:p>
      <text:p text:style-name="Text_20_body"/>
      <text:p text:style-name="Text_20_body">IDEA (kacířská) – odstranit equip ze hry úplně. Ze všeho by se staty prostě jen vysávaly a savovaly by se u charu. Respektive equip (armor, atd) být ve hře pořád může, ale nebude se nosit kvůli statům. Buffy ke statům se pak budou extrahovat z různého harampádí – magických charmů, dračích vajec, atp.</text:p>
      <text:p text:style-name="Text_20_body">-- bacha na to, že nesmí jít s tímhle vším obchodovat.</text:p>
      <text:p text:style-name="Text_20_body">-- určité staty by asi mohly jít vysávat i ze statických itemů (něco jako skyshardy v ESO). Byl by důvod k exploringu.</text:p>
      <text:p text:style-name="Text_20_body"><text:soft-page-break/>-- bacha na to, aby bylo jasně rozdělené, které staty mohou být na jakých itemech a kde se dané itemy dají sehnat. Pokud půjde ten samý stat sehnat jednoduše na sólo, nikdo pro něj nebude chodit do těžkého group contentu.</text:p>
      <text:p text:style-name="Text_20_body">/* <text:span text:style-name="T32">Kacířská idea je to, co rozvádím o odstavec dřív. Asi je to way to go.</text:span> */</text:p>
      <text:p text:style-name="Text_20_body"/>
      <text:h text:style-name="Heading_20_3" text:outline-level="3">Upgrady</text:h>
      <text:p text:style-name="Text_20_body">-- určitě dobře. Problém ale je, že se nedá upgradovat moc daleko, protože power creep. Upgrady na tier power jsou asi nejrozumnější, ale tady zas vadí, že jsem vázán na jednu sadu equipu – takže je možná lepší tiwer power dávat přímo na char (wardy), nebo unlocknout možnost tierové upgrady vyrá<text:span text:style-name="T43">b</text:span>ět a umožnit enchantovat na danou tier power relativně za levno (takže si můžu oenchantit kolik chci setů).</text:p>
      <text:p text:style-name="Text_20_body"/>
      <text:h text:style-name="P29" text:outline-level="3">Equip (respektive staty) s jiným efektem než direct combat effectiveness</text:h>
      <text:p text:style-name="P25">– <text:span text:style-name="T33">crafting</text:span></text:p>
      <text:p text:style-name="P25">– <text:span text:style-name="T34">fortress/city construction (architect)</text:span></text:p>
      <text:p text:style-name="P25">– <text:span text:style-name="T35">unlocking of portals (na projití portálem je potřeba určitá hodnota příslušného statu)</text:span></text:p>
      <text:p text:style-name="P25">– <text:span text:style-name="T36">learning of new skills (Anarchy Online style – „knowledge“ staty. Na learn arcane blastu je potřeba Arcane Magic 50).</text:span></text:p>
      <text:p text:style-name="P26">/* <text:span text:style-name="T37">Jak se učit Arcane Magic? Například obcházením různých učitelů po světě, každý zvedne skill o určitou hodnotu až do nějakého maxima – tj. stejný princip, jako boostování rezistů nebo dalších statů z equipu.</text:span></text:p>
      <text:p text:style-name="P30">Současně je možné do Arcane Magic vrážet expy – to je pomalejší, ale zato se to dá dělat kontinuálně. Ideálně asi expit to používáním arcane kouzel (respektive získáváním expů pomocí arcane kouzel, čistě jen sesílat arcane kouzla nestačí, to by se makrovalo).</text:p>
      <text:p text:style-name="P27">– <text:span text:style-name="T38">Tohle asi není až tak dobrý nápad, viz „Jak zajistit, aby hráč dělal různé věci“. I když, vlastně trochu ano, v tomhle případě to zajistí, že bude hráč používat arcane skilly, když bude chtít expit arcane magic. Takže je to vlastně asi ok.</text:span> */</text:p>
      <text:h text:style-name="Heading_20_1" text:outline-level="1">Consumables!</text:h>
      <text:p text:style-name="Text_20_body">Potiony, atd. Everyone loves them, right?</text:p>
      <text:p text:style-name="Text_20_body">Wrong!</text:p>
      <text:p text:style-name="Text_20_body">-- je to hromada mikromanagementu (různé druhy potionů, různé levly a účinnost). Je třeba to někde skladovat, nějak to keybindovat, atd.)</text:p>
      <text:p text:style-name="Text_20_body">-- jakž takž snesitelné je to v AOčku a na Brutusu, kde relativně za levno (a navíc za univerzální platidlo, nikoliv za extra sbírané suroviny) nakoupím desítky potionů a dál je používám, <text:s/>jako by to byl skill. I tak je ale otázka, proč to nemít rovnou jako skill.</text:p>
      <text:p text:style-name="Text_20_body">-- grindění na spotřební materiál je OPRUZ (poprvé to ještě možná jde, ale když už po xté grindím, jen abych měl potky, které nutně potřebuju na raid... zlo).</text:p>
      <text:p text:style-name="Text_20_body">Grindit je ok, ale výsledkem musí být permanentní upgrade charu (nebo alespoň dlouhodobý – equip vyměním, ale chvíli vydrží. I tak jsou lepší permanentní upgrady).</text:p>
      <text:p text:style-name="Text_20_body">-- Ale consumables hýbou s ekonomikou! To je sice pravda, ale není to dostatečně dobrý důvod, proč je ve hře mít. Ekonomika je vůbec poměrně málo podstatný faktor ve hrách s dlouhodobou hratelností. Podporuje jí totiž jen velmi málo (ale může přidávat variabilitu možných činností ve hře, což je dobře).</text:p>
      <text:p text:style-name="Text_20_body">(disclaimer: Consumables v tabletop RPGčku jsou trochu něco jiného. Lektvar mlhoviny v truhle v dungeonu funguje jako strategický zdroj).</text:p>
      <text:p text:style-name="Text_20_body"/>
      <text:p text:style-name="Text_20_body"><text:soft-page-break/>TODO:</text:p>
      <text:p text:style-name="Text_20_body">-- Rozepsat konkrétní staty, které by mohlo extraktování upgradovat. Vymyslet, co ty staty budou ve hře dělat (proč by je hráči měli chtít).</text:p>
      <text:p text:style-name="Text_20_body">-- Rozdělit je na kategorie a ke každé kategorii vymyslet, kde se bude získávat (dungeony, craft, <text:span text:style-name="T1">sólo</text:span> grind, fakční grind...)</text:p>
      <text:p text:style-name="Text_20_body"/>
      <text:p text:style-name="P15">NOTE: Per-encounter consumables jsou ok. Ať už jsou to potiony či svitky mitigující abilitu určitého bosse (ale ne obecně rezist acid, ale skutečně konkrétně reisist-acid-of-AcidicDevourerTheUglyMob), nebo přímo <text:span text:style-name="T20">itemy přítomné na daném místě (hodíš něco do kotle a něco se stane). Takových consumables bude omezený a uhlídatelný počet pro daný konkrétní encounter a nikde jinde je hráči nemusí řešit. Ideálně by je mělo po nepoužití jít rozložit na zdrojový matroš.</text:span></text:p>
      <text:p text:style-name="P15">– <text:span text:style-name="T20">jinak porazit bosse tím, že si na něj někde seženu mitigační lektvary (a na lektvary recept, materiál, možná quest pro NPCčko, které mi je vyrobí, atp.), je idální způsob. Boss samotný pak nemusí být nijak zvlášť obtížný a přesto budou mít hráči pocit, že investovali netriviální effort do jeho poražení.</text:span></text:p>
      <text:h text:style-name="Heading_20_1" text:outline-level="1"><text:span text:style-name="T8">Koláč</text:span> činností</text:h>
      <text:p text:style-name="P4">Jádrem designu by měl být rozpis toho, co všechno hráč může ve hře dělat, s rozdělením, jakou poměrnou část hracího času má zabrat <text:span text:style-name="T22">(dejme tomu všechno zhruba stejný díl)</text:span>.</text:p>
      <text:p text:style-name="P3"/>
      <text:list xml:id="list5109611401662158118" text:style-name="L1">
        <text:list-item>
          <text:p text:style-name="P31">PvE expení</text:p>
          <text:list>
            <text:list-item>
              <text:p text:style-name="P31">ideálně různé druhy – respektive expy do různých věcí</text:p>
            </text:list-item>
          </text:list>
        </text:list-item>
        <text:list-item>
          <text:p text:style-name="P31">PvP expení</text:p>
          <text:list>
            <text:list-item>
              <text:p text:style-name="P32">Různé druhy expy na různých místech – motivace střídat prostředí a situace</text:p>
            </text:list-item>
          </text:list>
        </text:list-item>
        <text:list-item>
          <text:p text:style-name="P31">Craft</text:p>
          <text:list>
            <text:list-item>
              <text:p text:style-name="P31">Zjišťování receptů a postupů</text:p>
            </text:list-item>
            <text:list-item>
              <text:p text:style-name="P33">Experimentování – to nemusí nutně stát matroš. Stačí „nasucho“ nechat věci vyrůst a pak porovnávat kvalitu výsledků při různých kombinacích.</text:p>
            </text:list-item>
          </text:list>
        </text:list-item>
        <text:list-item>
          <text:p text:style-name="P31">Získávání materiálu na craft</text:p>
          <text:list>
            <text:list-item>
              <text:p text:style-name="P34">Dropy v PvE</text:p>
            </text:list-item>
            <text:list-item>
              <text:p text:style-name="P34">Dropy v PvP</text:p>
            </text:list-item>
            <text:list-item>
              <text:p text:style-name="P35">PvE boje o těžební zařízení</text:p>
            </text:list-item>
            <text:list-item>
              <text:p text:style-name="P36">PvP boje o těžební zařízení</text:p>
            </text:list-item>
          </text:list>
        </text:list-item>
        <text:list-item>
          <text:p text:style-name="P37">Budování klanových zařízení a staveb (to by měl být vždycky side effect k expení/vybavování vlastní postavy).</text:p>
        </text:list-item>
      </text:list>
      <text:p text:style-name="P3"/>
      <text:p text:style-name="P11">IMPORTANT:</text:p>
      <text:p text:style-name="P11">Každý nově přidaný „content patch“ (zóna) by měl splňovat rozdělení <text:span text:style-name="T21">tohohle základního</text:span> koláče. <text:span text:style-name="T14">Ne nutně hned najednou, je klidně možné přidat třeba jen malý pve encounter, ale další přidaná věc by měl být třeba nějaký craft, pak nějaký pvp content (nebo využití pro něco co se získává v nějaké už existující formě pvp), atd.</text:span></text:p>
      <text:p text:style-name="P11"/>
      <text:h text:style-name="Heading_20_2" text:outline-level="2">„<text:span text:style-name="T23">Vyexpení“ určitého contentu</text:span></text:h>
      <text:p text:style-name="P16">Tj. třeba dodělání nějaké reputace a podobně – to je ok. <text:span text:style-name="T24">Je to nějaký milestone, hráč má pocit, že něčeho zásadního dosáhnul, a že se může posunout někam dál. Mělo by ale být splněno:</text:span></text:p>
      <text:list xml:id="list7225296334051498163" text:style-name="L2">
        <text:list-item>
          <text:p text:style-name="P38"><text:soft-page-break/>že má hráč důvod tam chodit, i když už má „reputaci hotovou“. A to hlavně kvůli ostatním hráčům, kteří to ještě splněné nemají</text:p>
        </text:list-item>
      </text:list>
      <text:p text:style-name="P17">Každý „content patch“ by tedy kromě jednotlivých dokončitelných „reputací“ měl obsahovat i open-ended druh expů (navíc k free expům, ty takhle samozřejmě fungují taky, ale čistě grindit free expy je slabá motivace) – opět zone specific, ale může to být přes několik oblastí s různými reputacemi.</text:p>
      <text:p text:style-name="P17">Může to být i vícedruhové. Tj. dejme tomu nejdřív dělám reputaci s vládce Volcana a jinou reputaci s vládcem Labyrinth of Fear a až libovolnou z nich dodělám, tak dělám společnou reputaci, která bude naskakovat jak ve Volcanu tak v Labu a až tuhle dodělám, tak tam stále ještě budu moci grindit nějakou open-ended expu.</text:p>
      <text:p text:style-name="P17">Pozn.: Reputace jsou v podstatě expy, ale získávají se jen za dělání určitých věcí (zabíjení mobů v určité zóně, plnění určitých questů, atd.) a pořizují se za ně specifické věci – konkrétní unikátní skilly, <text:span text:style-name="T25">equip, atd. Rewardy (třeba ten skill) hráč získá po „vyexpení“ určitého stupně reputace (stupňů může být víc). Kromě reputace je tomu možné samozřejmě říkat třeba attunement, nebo jakkoliv jinak.</text:span></text:p>
      <text:p text:style-name="P18">Vždycky by mělo platit, že reputace se negrindí jen kvůli té reputaci, ale jako side effect něčeho jiného, co tam hráč dělá – třeba <text:span text:style-name="T26">probíjení podzemí kvůli aktivaci portálů v megadungeonu.</text:span></text:p>
      <text:p text:style-name="P3"/>
      <text:h text:style-name="Heading_20_2" text:outline-level="2">Jak zajistit, aby se hráč koláčového rozdělení držel</text:h>
      <text:p text:style-name="P6">Každá činnost musí generovat něco podstatného, co v principu nejde získat jinak. Ať už je to nějakej materiál, určitej druh expů, konkrétní item, atd.</text:p>
      <text:p text:style-name="P6">Nemělo by být všechno přes jedny expy, to pak vede k tomu, že si hráči volí nejvýhodnější metodu získávání. Optimalizace je v pořádku, ale musí probíhat nezávisle v mnoha oblastech, takže se hra nestane fádní.</text:p>
      <text:p text:style-name="P7">Každá nová „zóna“ (respektive spíš celý content patch) by měl přinést nové schopnosti, nový druh expy (klidně něco jako reputace), <text:span text:style-name="T10">nové možnosti výbavy. Dávat nové schopnosti za generické expy, takže to hráče nemotivuje jít překonávat nový content, je obrovský waste.</text:span></text:p>
      <text:p text:style-name="P8">Na překonávání překážek v novém contentu je potřeba nový craft <text:span text:style-name="T13">(na zabití moba je potřeba nějaký craftěný ward, materiál na provedení rituálu, který mu sundá imunitu či zruší nějaké mocné schopnosti, atd.).</text:span></text:p>
      <text:p text:style-name="P6"/>
      <text:h text:style-name="Heading_20_2" text:outline-level="2">Žolíkování</text:h>
      <text:p text:style-name="P3">Měl by existovat způsob, jak snížit některé (ale ne všechny) z těchto činností na minimum, nebo je zcela elimitovat. Každému hráči totiž nutně něco z toho poleze na nervy – každému zaručeně něco jiného a navíc se to časem může měnit. Ideální asi bude něco ve stylu free expy ve WoT – <text:span text:style-name="T9">asi s limitem, kolik se jí dá odbouchnout za den, aby hráč po několika letech šetření najednou nepřeskočil celý nový content. (Může to být třeba tak, že můžu mít jen určitý počet free expů a pokud ho překračuju, tak se mi automaticky rozpouští do všech reputací, co mám).</text:span></text:p>
      <text:p text:style-name="P5"/>
      <text:list xml:id="list7009921923962354572" text:style-name="L3">
        <text:list-item>
          <text:p text:style-name="P39">Doplatit si reputaci za free expy je jedna z možností, jak free expy použít (tj. když mě nebaví reputation grind, můžu se ho tímhle zbavit).</text:p>
        </text:list-item>
        <text:list-item>
          <text:p text:style-name="P40">Měly by taky jít „koupit“ opakovatelné questy (nikoliv unikátní <text:span text:style-name="T27">jednorázové</text:span>)</text:p>
        </text:list-item>
      </text:list>
      <text:p text:style-name="P19"/>
      <text:p text:style-name="P20">Obecně by mělo jít „odbouchnout free expou“ cokoliv opakovatelně grinditelného a nemělo by jít koupit si nic, co se musí udělat právě jednou.</text:p>
      <text:p text:style-name="P21">Free expa se získává při grindu, navíc k tomu, co grind sám o sobě dává, <text:span text:style-name="T28">ale samozřejmě jen malá část.</text:span></text:p>
      <text:p text:style-name="P5"/>
      <text:h text:style-name="Heading_20_1" text:outline-level="1"><text:soft-page-break/>Reusování starého contentu</text:h>
      <text:p text:style-name="P9">Starý content by nikdy neměl být „dohraný“. Díky tierovému systému postavy starý content nepřerostou – tedy ne nějak výrazně nad strop tier poweru.</text:p>
      <text:list xml:id="list2214834272173212127" text:style-name="L4">
        <text:list-item>
          <text:p text:style-name="P41">Je možné trochu zvednout strop tier poweru – čas od času přidat nové potvory a tak.</text:p>
        </text:list-item>
        <text:list-item>
          <text:p text:style-name="P41">Nebo je přidat bez zvedání tierového stropu – nějak<text:span text:style-name="T11">ý</text:span> power boost postavy budou mít v průběhu času tak jako tak (i obecně, tj pvp wise) <text:span text:style-name="T12">a občas prostě stačí přidat novou věc, byť není z hlediska iluzorní obtížnosti nedosažitelná. Úplně stačí, když je nějaká motivace s tím novým contentem ve staré zóně zabývat – nějaký druh materiálu potřebný někde jinde, atp. Je ovšem docela podstatné, aby to skutečně byla nová motivace, jinak je dost pravděpodobné, že to hráči budou mít nagrinděné už z dřívějška. Tj. klidně to může „dropovat ze starých mobů“, ale musí to být nová věc, která před tím nedropovala.</text:span></text:p>
        </text:list-item>
      </text:list>
      <text:p text:style-name="P10"/>
      <text:h text:style-name="Heading_20_1" text:outline-level="1">Diverzita časového rozvržení contentu</text:h>
      <text:p text:style-name="P12">Měly by existovat krátké i dlouhé dungeony, jednoduché a složité úkoly. Nejdelší spojitá činnost (tře<text:span text:style-name="T18">b</text:span>a projití jednoho křídla dungeonu, kde se mobové respawnují za prdelí) by n<text:span text:style-name="T19">e</text:span>m<text:span text:style-name="T19">ě</text:span>la zabrat dýl než řekněme dvě hodiny. <text:span text:style-name="T15">Samozřejmě nic hráčům nebrání projít víc křídel dungeonu najednou, ale prostě po téhle atomické době by měli vždycky mít nějaký mezivýsledek s tím, že je možné pokračovat třeba další den bez ztráty zásadní části progresu.</text:span></text:p>
      <text:p text:style-name="P13">Postupné probíjení se megadungeonem s tím, že si hráči otevírají teleporty do hlubších a hlubších křídel <text:span text:style-name="T29">(nemusí to být nutně magie, mohou třeba najít klíč k postranním dveřím)</text:span>, je ideální. A je to taky ideální příklad jak zajistit diverzitu – různá křídla <text:span text:style-name="T17">jednoho</text:span> megadungeonu by měla být časově různě dlouh<text:span text:style-name="T16">á.</text:span></text:p>
      <text:p text:style-name="P14">(Interdungové puzzly – potřeba aktivovat v určitém časovém rozmezí různé switche po dungeonu – vyžaduje to nejdřív si otevřít portály, aby to bylo časově zvládnuteln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ucida Sans Unicode" svg:font-family="'Lucida Sans Unicode'" style:font-pitch="variable"/>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152cm" style:contextual-spacing="false" fo:text-align="justify" style:justify-single-word="false" fo:background-color="transparent">
        <style:background-image/>
      </style:paragraph-properties>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default-outline-level="1" style:class="text">
      <style:paragraph-properties fo:margin-left="0cm" fo:margin-right="0cm" fo:margin-top="0.4cm" fo:margin-bottom="0.101cm" style:contextual-spacing="false" fo:text-indent="0cm" style:auto-text-indent="false" fo:keep-with-next="always"/>
      <style:text-properties fo:font-size="20pt"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3cm" fo:margin-bottom="0.101cm" style:contextual-spacing="false" fo:text-indent="0cm" style:auto-text-indent="false" fo:keep-with-next="always"/>
      <style:text-properties fo:font-size="18pt"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0cm" fo:margin-right="0cm" fo:margin-top="0.199cm" fo:margin-bottom="0.101cm" style:contextual-spacing="false" fo:text-indent="0cm" style:auto-text-indent="false" fo:background-color="transparent" fo:keep-with-next="always">
        <style:background-image/>
      </style:paragraph-properties>
      <style:text-properties fo:font-size="16pt" fo:language="cs" fo:country="CZ"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199cm" fo:margin-bottom="0.101cm" style:contextual-spacing="false" fo:text-indent="0cm" style:auto-text-indent="false" fo:background-color="transparent" fo:keep-with-next="auto">
        <style:background-image/>
      </style:paragraph-properties>
      <style:text-properties style:font-name="Times New Roman" fo:font-family="'Times New Roman'" style:font-family-generic="roman" style:font-pitch="variable" fo:font-size="14pt"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199cm" fo:margin-bottom="0.101cm" style:contextual-spacing="false" fo:text-indent="0cm" style:auto-text-indent="false"/>
      <style:text-properties style:font-name="Times New Roman" fo:font-family="'Times New Roman'" style:font-family-generic="roman" style:font-pitch="variable" fo:font-size="12pt"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99cm" fo:margin-bottom="0.101cm" style:contextual-spacing="false" fo:text-indent="0cm" style:auto-text-indent="false"/>
      <style:text-properties style:font-name="Times New Roman" fo:font-family="'Times New Roman'" style:font-family-generic="roman" style:font-pitch="variable" fo:font-size="11pt"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203cm" fo:margin-bottom="0.102cm" style:contextual-spacing="false" fo:text-indent="0cm" style:auto-text-indent="false"/>
      <style:text-properties style:font-name="Times New Roman" fo:font-family="'Times New Roman'" style:font-family-generic="roman" style:font-pitch="variable" fo:font-size="10.5pt" fo:language="cs" fo:country="CZ"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203cm" fo:margin-bottom="0.102cm" style:contextual-spacing="false" fo:text-indent="0cm" style:auto-text-indent="false"/>
      <style:text-properties style:font-name="Times New Roman" fo:font-family="'Times New Roman'" style:font-family-generic="roman" style:font-pitch="variable" fo:font-size="10pt" fo:language="cs" fo:country="CZ"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203cm" fo:margin-bottom="0.102cm" style:contextual-spacing="false" fo:text-indent="0cm" style:auto-text-indent="false" fo:background-color="transparent">
        <style:background-image/>
      </style:paragraph-properties>
      <style:text-properties style:font-name="Times New Roman" fo:font-family="'Times New Roman'"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Example_20_header" style:display-name="Example header" style:family="paragraph" style:parent-style-name="Standard">
      <style:text-properties fo:font-style="italic" style:font-style-asian="italic"/>
    </style:style>
    <style:style style:name="Comment" style:family="paragraph" style:parent-style-name="Standard">
      <style:text-properties fo:font-size="8pt" style:font-size-asian="8pt" style:font-size-complex="10pt"/>
    </style:style>
    <style:style style:name="Example" style:family="paragraph" style:parent-style-name="Standard">
      <style:text-properties fo:font-size="10pt" fo:font-style="italic" style:font-size-asian="10pt" style:font-style-asian="italic"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4-12-14T16:08:22.790000000</dc:date>
    <meta:print-date>2113-01-01T00:00:00</meta:print-date>
    <meta:editing-cycles>4394</meta:editing-cycles>
    <meta:editing-duration>P13DT1H17M5S</meta:editing-duration>
    <meta:generator>LibreOffice/4.2.4.2$Windows_x86 LibreOffice_project/63150712c6d317d27ce2db16eb94c2f3d7b699f8</meta:generator>
    <meta:document-statistic meta:table-count="0" meta:image-count="0" meta:object-count="0" meta:page-count="10" meta:paragraph-count="164" meta:word-count="4630" meta:character-count="27798" meta:non-whitespace-character-count="23292"/>
  </office:meta>
</office:document-meta>
</file>